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row table:style-name="ro1" table:number-rows-repeated="9"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office:value-type="string" calcext:value-type="string">
            <text:p>Connection</text:p>
          </table:table-cell>
          <table:table-cell office:value-type="string" calcext:value-type="string">
            <text:p>Total transferred bytes</text:p>
          </table:table-cell>
          <table:table-cell office:value-type="string" calcext:value-type="string">
            <text:p>Duration (in seconds)</text:p>
          </table:table-cell>
          <table:table-cell office:value-type="string" calcext:value-type="string">
            <text:p>RTT (in milliseconds)</text:p>
          </table:table-cell>
          <table:table-cell office:value-type="string" calcext:value-type="string">
            <text:p>average throughput of connection</text:p>
          </table:table-cell>
          <table:table-cell office:value-type="string" calcext:value-type="string">
            <text:p>Total bandwith of hos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5095720" calcext:value-type="float">
            <text:p>165095720</text:p>
          </table:table-cell>
          <table:table-cell office:value-type="float" office:value="521" calcext:value-type="float">
            <text:p>521</text:p>
          </table:table-cell>
          <table:table-cell office:value-type="float" office:value="12" calcext:value-type="float">
            <text:p>12</text:p>
          </table:table-cell>
          <table:table-cell table:formula="of:=([.C11]*8)/[.D11]" office:value-type="float" office:value="2535059.0403071" calcext:value-type="float">
            <text:p>2535059,040307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5842766" calcext:value-type="float">
            <text:p>165842766</text:p>
          </table:table-cell>
          <table:table-cell office:value-type="float" office:value="521" calcext:value-type="float">
            <text:p>521</text:p>
          </table:table-cell>
          <table:table-cell office:value-type="float" office:value="12" calcext:value-type="float">
            <text:p>12</text:p>
          </table:table-cell>
          <table:table-cell table:formula="of:=([.C12]*8)/[.D12]" office:value-type="float" office:value="2546529.99616123" calcext:value-type="float">
            <text:p>2546529,9961612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5458792" calcext:value-type="float">
            <text:p>165458792</text:p>
          </table:table-cell>
          <table:table-cell office:value-type="float" office:value="514" calcext:value-type="float">
            <text:p>514</text:p>
          </table:table-cell>
          <table:table-cell office:value-type="float" office:value="12" calcext:value-type="float">
            <text:p>12</text:p>
          </table:table-cell>
          <table:table-cell table:formula="of:=([.C13]*8)/[.D13]" office:value-type="float" office:value="2575234.11673152" calcext:value-type="float">
            <text:p>2575234,11673152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3235772" calcext:value-type="float">
            <text:p>163235772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table:formula="of:=([.C14]*8)/[.D14]" office:value-type="float" office:value="2550558.9375" calcext:value-type="float">
            <text:p>2550558,9375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office:value-type="string" calcext:value-type="string">
            <text:p>Connection</text:p>
          </table:table-cell>
          <table:table-cell office:value-type="string" calcext:value-type="string">
            <text:p>Total transferred bytes</text:p>
          </table:table-cell>
          <table:table-cell office:value-type="string" calcext:value-type="string">
            <text:p>Duration (in seconds)</text:p>
          </table:table-cell>
          <table:table-cell office:value-type="string" calcext:value-type="string">
            <text:p>RTT (in milliseconds)</text:p>
          </table:table-cell>
          <table:table-cell office:value-type="string" calcext:value-type="string">
            <text:p>average throughput of connection in mega bits per second</text:p>
          </table:table-cell>
          <table:table-cell office:value-type="string" calcext:value-type="string">
            <text:p>Total bandwith of host in Mbits per se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61319130" calcext:value-type="float">
            <text:p>26131913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formula="of:=(([.C19]*8)/([.D19]+[.E19]*0.001))/1000000" office:value-type="float" office:value="23.2250123870996" calcext:value-type="float">
            <text:p>23,2250123870996</text:p>
          </table:table-cell>
          <table:table-cell table:formula="of:=SUM([.F19:.F27])" office:value-type="float" office:value="93.8862172519062" calcext:value-type="float">
            <text:p>93,886217251906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75995832" calcext:value-type="float">
            <text:p>175995832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table:formula="of:=(([.C20]*8)/([.D20]+[.E20]*0.001))/1000000" office:value-type="float" office:value="15.6379925140223" calcext:value-type="float">
            <text:p>15,637992514022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1894552" calcext:value-type="float">
            <text:p>151894552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table:formula="of:=(([.C21]*8)/([.D21]+[.E21]*0.001))/1000000" office:value-type="float" office:value="13.4915443442732" calcext:value-type="float">
            <text:p>13,4915443442732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40388568" calcext:value-type="float">
            <text:p>140388568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formula="of:=(([.C22]*8)/([.D22]+[.E22]*0.001))/1000000" office:value-type="float" office:value="12.4688701830737" calcext:value-type="float">
            <text:p>12,4688701830737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8610702" calcext:value-type="float">
            <text:p>108610702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table:formula="of:=(([.C23]*8)/([.D23]+[.E23]*0.001))/1000000" office:value-type="float" office:value="9.64903126075803" calcext:value-type="float">
            <text:p>9,64903126075803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0644690" calcext:value-type="float">
            <text:p>70644690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table:formula="of:=(([.C24]*8)/([.D24]+[.E24]*0.001))/1000000" office:value-type="float" office:value="6.27722635033821" calcext:value-type="float">
            <text:p>6,27722635033821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5744938" calcext:value-type="float">
            <text:p>65744938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table:formula="of:=(([.C25]*8)/([.D25]+[.E25]*0.001))/1000000" office:value-type="float" office:value="5.83524162644921" calcext:value-type="float">
            <text:p>5,83524162644921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3212876" calcext:value-type="float">
            <text:p>43212876</text:p>
          </table:table-cell>
          <table:table-cell office:value-type="float" office:value="90" calcext:value-type="float">
            <text:p>90</text:p>
          </table:table-cell>
          <table:table-cell office:value-type="float" office:value="326" calcext:value-type="float">
            <text:p>326</text:p>
          </table:table-cell>
          <table:table-cell table:formula="of:=(([.C26]*8)/([.D26]+[.E26]*0.001))/1000000" office:value-type="float" office:value="3.82728127006621" calcext:value-type="float">
            <text:p>3,82728127006621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9222524" calcext:value-type="float">
            <text:p>39222524</text:p>
          </table:table-cell>
          <table:table-cell office:value-type="float" office:value="90" calcext:value-type="float">
            <text:p>90</text:p>
          </table:table-cell>
          <table:table-cell office:value-type="float" office:value="322" calcext:value-type="float">
            <text:p>322</text:p>
          </table:table-cell>
          <table:table-cell table:formula="of:=(([.C27]*8)/([.D27]+[.E27]*0.001))/1000000" office:value-type="float" office:value="3.4740173158256" calcext:value-type="float">
            <text:p>3,47401731582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6:46:56.302905922</meta:creation-date>
    <dc:date>2025-03-14T14:31:16.706727866</dc:date>
    <meta:editing-duration>PT19M50S</meta:editing-duration>
    <meta:editing-cycles>2</meta:editing-cycles>
    <meta:generator>LibreOffice/7.3.7.2$Linux_X86_64 LibreOffice_project/30$Build-2</meta:generator>
    <meta:document-statistic meta:table-count="1" meta:cell-count="78" meta:object-count="0"/>
  </office:meta>
</office:document-meta>
</file>